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P2" style:family="paragraph" style:parent-style-name="Standard">
      <style:text-properties style:font-name="Liberation Sans" officeooo:paragraph-rsid="0016208a"/>
    </style:style>
    <style:style style:name="P3" style:family="paragraph" style:parent-style-name="Standard">
      <style:text-properties style:font-name="Liberation Sans" officeooo:rsid="0023887e" officeooo:paragraph-rsid="0023887e"/>
    </style:style>
    <style:style style:name="P4" style:family="paragraph" style:parent-style-name="Text_20_body">
      <style:text-properties style:font-name="Liberation Sans" officeooo:rsid="00224c0d" officeooo:paragraph-rsid="001d385f"/>
    </style:style>
    <style:style style:name="P5" style:family="paragraph" style:parent-style-name="Text_20_body">
      <style:text-properties style:font-name="Liberation Sans" officeooo:rsid="0023887e" officeooo:paragraph-rsid="0023887e"/>
    </style:style>
    <style:style style:name="P6" style:family="paragraph" style:parent-style-name="Heading_20_1">
      <style:text-properties style:font-name="Liberation Sans" fo:font-size="18.2000007629395pt" fo:font-weight="bold" officeooo:rsid="0023887e" officeooo:paragraph-rsid="0023887e" style:font-name-asian="Microsoft YaHei" style:font-size-asian="18.2000007629395pt" style:font-weight-asian="bold" style:font-name-complex="Mangal" style:font-size-complex="18.2000007629395pt" style:font-weight-complex="bold"/>
    </style:style>
    <style:style style:name="P7" style:family="paragraph" style:parent-style-name="Text_20_body" style:list-style-name="L1">
      <style:text-properties style:font-name="Liberation Sans" officeooo:rsid="0023887e" officeooo:paragraph-rsid="0023887e"/>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officeooo:rsid="0016208a"/>
    </style:style>
    <style:style style:name="T6" style:family="text">
      <style:text-properties style:font-name-asian="Microsoft YaHei" style:font-name-complex="Mangal"/>
    </style:style>
    <style:style style:name="T7" style:family="text">
      <style:text-properties officeooo:rsid="00260d7b"/>
    </style:style>
    <style:style style:name="T8" style:family="text">
      <style:text-properties officeooo:rsid="002699b2"/>
    </style:style>
    <style:style style:name="T9" style:family="text">
      <style:text-properties officeooo:rsid="0027e475"/>
    </style:style>
    <style:style style:name="T10" style:family="text">
      <style:text-properties officeooo:rsid="0027f8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Opgave</text:h>
      <text:p text:style-name="P3"><text:span text:style-name="T5">i</text:span>n te leveren uiterlijk 2 dagen v<text:span text:style-name="T6">óór </text:span>de volgende les<text:span text:style-name="T5">.</text:span></text:p>
      <text:p text:style-name="P2"/>
      <text:p text:style-name="P2"/>
      <text:h text:style-name="P6" text:outline-level="1">Maken <text:span text:style-name="T7">van </text:span>PID controller<text:span text:style-name="T7"> </text:span>voor LED en instellen PID controller voor auto.</text:h>
      <text:p text:style-name="P5">1. Voltooi en test de PID controller die op basis van de hoeveelheid licht op een LDR een LED aanstuurt. Doel is de hoeveelheid licht op de LDR contant te houden als het omgevingslicht varieert. Genereer de code voor de regeling uit <text:span text:style-name="T9">de gegeven</text:span> simulatie en modificeer <text:span text:style-name="T10">indien nodig alleen de simulatie, nooit rechtstreeks de gegenereerde code.</text:span><text:line-break/><text:line-break/><text:span text:style-name="T8">Tip: Gebruik een kokertje van opgerold papier om een overdaad aan omgevingslicht af te schermen.</text:span><text:line-break/><text:line-break/>2. Stel de P, I en D component van de controller van de <text:span text:style-name="T8">gesimuleerde </text:span>auto zodanig in dat:</text:p>
      <text:list xml:id="list2833932091" text:style-name="L1">
        <text:list-item>
          <text:p text:style-name="P7">De auto op de baan blijft en geen pylonen ramt.</text:p>
        </text:list-item>
        <text:list-item>
          <text:p text:style-name="P7">De auto een zo kort mogelijke rondetijd haalt.</text:p>
        </text:list-item>
        <text:list-item>
          <text:p text:style-name="P7">De auto zo min mogelijk slipt.</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3-28T17:25:32.873986940</dc:date>
    <meta:editing-duration>PT2H59M31S</meta:editing-duration>
    <meta:editing-cycles>27</meta:editing-cycles>
    <meta:document-statistic meta:table-count="0" meta:image-count="0" meta:object-count="0" meta:page-count="1" meta:paragraph-count="8" meta:word-count="146" meta:character-count="837" meta:non-whitespace-character-count="700"/>
  </office:meta>
</office:document-meta>
</file>